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194569" officeooo:paragraph-rsid="00194569"/>
    </style:style>
    <style:style style:name="P2" style:family="paragraph" style:parent-style-name="Preformatted_20_Text">
      <style:text-properties style:font-name="Liberation Sans" style:text-underline-style="solid" style:text-underline-width="auto" style:text-underline-color="font-color" officeooo:rsid="00194569" officeooo:paragraph-rsid="00194569"/>
    </style:style>
    <style:style style:name="P3" style:family="paragraph" style:parent-style-name="Preformatted_20_Text">
      <style:text-properties style:font-name="Liberation Sans" officeooo:rsid="0019faca" officeooo:paragraph-rsid="0019faca"/>
    </style:style>
    <style:style style:name="P4" style:family="paragraph" style:parent-style-name="Preformatted_20_Text">
      <style:text-properties style:font-name="Liberation Sans" officeooo:rsid="00194569" officeooo:paragraph-rsid="00194569"/>
    </style:style>
    <style:style style:name="P5" style:family="paragraph" style:parent-style-name="Preformatted_20_Text">
      <style:text-properties style:font-name="Liberation Sans" officeooo:rsid="001af308" officeooo:paragraph-rsid="001af308"/>
    </style:style>
    <style:style style:name="P6" style:family="paragraph" style:parent-style-name="Preformatted_20_Text">
      <style:text-properties officeooo:paragraph-rsid="00194569"/>
    </style:style>
    <style:style style:name="T1" style:family="text">
      <style:text-properties fo:font-variant="normal" fo:text-transform="none" fo:color="#d3cfc9" fo:letter-spacing="normal" style:font-name-asian="arial" style:font-size-asian="18pt" style:font-style-asian="normal" style:font-weight-asian="normal"/>
    </style:style>
    <style:style style:name="T2" style:family="text">
      <style:text-properties style:font-name="Liberation Sans" officeooo:rsid="00194569"/>
    </style:style>
    <style:style style:name="T3" style:family="text">
      <style:text-properties style:font-name="Liberation Sans" officeooo:rsid="001c68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 1 :</text:p>
      <text:p text:style-name="P1"/>
      <text:p text:style-name="P1">1. Monsieur Watt est Anglais.</text:p>
      <text:p text:style-name="P3">ワットさんは、イギリス人です。</text:p>
      <text:p text:style-name="P1"/>
      <text:p text:style-name="P1">2. Monsieur Miller est un employé.</text:p>
      <text:p text:style-name="P1">ミラーさんは、社員です。</text:p>
      <text:p text:style-name="P1"/>
      <text:p text:style-name="P1">3. Monsieur Schmidt n'est pas Américain. Il est Allemand.</text:p>
      <text:p text:style-name="P1">ショミットさんは、アメリカ人ではありません。ドイツ人です。</text:p>
      <text:p text:style-name="P1"/>
      <text:p text:style-name="P1">4. Madame Yamada est-elle une employée de banque ? - Oui, elle est une employée de banque.</text:p>
      <text:p text:style-name="P5">山田さんは、バンクの社員ですか？</text:p>
      <text:p text:style-name="P5">はい、バンクの社員です。</text:p>
      <text:p text:style-name="P1"/>
      <text:p text:style-name="P1">5. Monsieur Thawaphon est-il enseignant ? - Non, il n'est pas enseignant. Il est étudiant.</text:p>
      <text:p text:style-name="P1">タワフォンさんは、先生ですか？</text:p>
      <text:p text:style-name="P1">いいえ、先生ではありません。学生です。</text:p>
      <text:p text:style-name="P1"/>
      <text:p text:style-name="P1">6. Êtes-vous Monsieur Mike Miller ? - Oui, je suis Mike Miller.</text:p>
      <text:p text:style-name="P1">（あなたは、）マイク・ミラーさんですか？</text:p>
      <text:p text:style-name="P1">はい、マイク・ミラーです。</text:p>
      <text:p text:style-name="P1"/>
      <text:p text:style-name="P1">7. Qui est cette personne là-bas ? - C'est Monsieur Wang. C'est un médecin de l'hôpital Kôbe.</text:p>
      <text:p text:style-name="P1">あの方は、誰ですか？</text:p>
      <text:p text:style-name="P1">ワングーさんです。（かれは、）こべの病院の医者です。</text:p>
      <text:p text:style-name="P1"/>
      <text:p text:style-name="P1">8. Cette personne là-bas est-elle Monsieur Santos ? - Oui, c'est Monsieur Santos. Il est un employé</text:p>
      <text:p text:style-name="P1">de Brasil Air.</text:p>
      <text:p text:style-name="P1">あの方は、サントスさんですか？</text:p>
      <text:p text:style-name="P1">はい、サントスさんです。Brasil Airの社員です。</text:p>
      <text:p text:style-name="P1"/>
      <text:p text:style-name="P1">9. Madame Yamada est Japonaise. Madame Kimura est aussi Japonaise.</text:p>
      <text:p text:style-name="P1">山田さんは、日本人です。木村さんも、日本人です。</text:p>
      <text:p text:style-name="P1"/>
      <text:p text:style-name="P1">10. Madame Yamada est une employée de banque. Madame Lee est-elle aussi une employée de</text:p>
      <text:p text:style-name="P1">banque ? - Non, elle n'est pas une employée de banque. Elle est chercheuse d'AKC.</text:p>
      <text:p text:style-name="P1">山田さんは、バンクの社員です。リイさんも、バンクの社員ですか？</text:p>
      <text:p text:style-name="P6"><text:span text:style-name="T2">いいえ、バンクの社員ではありません。AKCの</text:span><text:span text:style-name="T3">研究者です。</text:span></text:p>
      <text:p text:style-name="P1"/>
      <text:p text:style-name="P1">11. Quel âge a Monsieur Miller ? - Il a vingt-huit ans.</text:p>
      <text:p text:style-name="P1">ミラーさんは、何歳ですか？</text:p>
      <text:p text:style-name="P1">（彼は、）二十八歳です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5T13:52:36.507930809</dc:date>
    <meta:editing-duration>PT10M50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32" meta:word-count="484" meta:character-count="1206" meta:non-whitespace-character-count="1063"/>
  </office:meta>
</office:document-meta>
</file>